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41322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87.65" calcext:value-type="float">
            <text:p>87.65</text:p>
          </table:table-cell>
          <table:table-cell office:value-type="string" calcext:value-type="string">
            <text:p>337 kWh</text:p>
          </table:table-cell>
          <table:table-cell office:value-type="float" office:value="2249.09" calcext:value-type="float">
            <text:p>2249.09</text:p>
          </table:table-cell>
          <table:table-cell office:value-type="string" calcext:value-type="string">
            <text:p>12-01-2018</text:p>
          </table:table-cell>
          <table:table-cell office:value-type="string" calcext:value-type="string">
            <text:p>09-02-2018</text:p>
          </table:table-cell>
          <table:table-cell office:value-type="float" office:value="157.44" calcext:value-type="float">
            <text:p>157.44</text:p>
          </table:table-cell>
          <table:table-cell office:value-type="float" office:value="24.17" calcext:value-type="float">
            <text:p>24.17</text:p>
          </table:table-cell>
          <table:table-cell office:value-type="string" calcext:value-type="string">
            <text:p>T-0</text:p>
          </table:table-cell>
          <table:table-cell office:value-type="float" office:value="2598.33" calcext:value-type="float">
            <text:p>2598.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/>
          <table:table-cell office:value-type="float" office:value="87.32" calcext:value-type="float">
            <text:p>87.32</text:p>
          </table:table-cell>
          <table:table-cell office:value-type="string" calcext:value-type="string">
            <text:p>372 kWh</text:p>
          </table:table-cell>
          <table:table-cell office:value-type="float" office:value="2495.52" calcext:value-type="float">
            <text:p>2495.52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2-01-2018</text:p>
          </table:table-cell>
          <table:table-cell office:value-type="float" office:value="174.69" calcext:value-type="float">
            <text:p>174.69</text:p>
          </table:table-cell>
          <table:table-cell office:value-type="float" office:value="26.63" calcext:value-type="float">
            <text:p>26.63</text:p>
          </table:table-cell>
          <table:table-cell office:value-type="string" calcext:value-type="string">
            <text:p>T-0</text:p>
          </table:table-cell>
          <table:table-cell office:value-type="float" office:value="2863.84" calcext:value-type="float">
            <text:p>2863.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86.96" calcext:value-type="float">
            <text:p>86.96</text:p>
          </table:table-cell>
          <table:table-cell office:value-type="string" calcext:value-type="string">
            <text:p>361 kWh</text:p>
          </table:table-cell>
          <table:table-cell office:value-type="float" office:value="2405.7" calcext:value-type="float">
            <text:p>2405.7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168.4" calcext:value-type="float">
            <text:p>168.4</text:p>
          </table:table-cell>
          <table:table-cell office:value-type="float" office:value="25.72" calcext:value-type="float">
            <text:p>25.72</text:p>
          </table:table-cell>
          <table:table-cell office:value-type="string" calcext:value-type="string">
            <text:p>T-0</text:p>
          </table:table-cell>
          <table:table-cell office:value-type="float" office:value="2766.14" calcext:value-type="float">
            <text:p>2766.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86.6" calcext:value-type="float">
            <text:p>86.6</text:p>
          </table:table-cell>
          <table:table-cell office:value-type="string" calcext:value-type="string">
            <text:p>363 kWh</text:p>
          </table:table-cell>
          <table:table-cell office:value-type="float" office:value="2409.72" calcext:value-type="float">
            <text:p>2409.72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168.68" calcext:value-type="float">
            <text:p>168.68</text:p>
          </table:table-cell>
          <table:table-cell office:value-type="float" office:value="25.75" calcext:value-type="float">
            <text:p>25.75</text:p>
          </table:table-cell>
          <table:table-cell office:value-type="string" calcext:value-type="string">
            <text:p>T-0</text:p>
          </table:table-cell>
          <table:table-cell office:value-type="float" office:value="2769.78" calcext:value-type="float">
            <text:p>2769.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/>
          <table:table-cell office:value-type="float" office:value="86.25" calcext:value-type="float">
            <text:p>86.25</text:p>
          </table:table-cell>
          <table:table-cell office:value-type="string" calcext:value-type="string">
            <text:p>289 kWh</text:p>
          </table:table-cell>
          <table:table-cell office:value-type="float" office:value="1868.71" calcext:value-type="float">
            <text:p>1868.71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/>
          <table:table-cell office:value-type="float" office:value="20.34" calcext:value-type="float">
            <text:p>20.34</text:p>
          </table:table-cell>
          <table:table-cell office:value-type="string" calcext:value-type="string">
            <text:p>T-0</text:p>
          </table:table-cell>
          <table:table-cell office:value-type="float" office:value="2054.01" calcext:value-type="float">
            <text:p>2054.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85.9" calcext:value-type="float">
            <text:p>85.9</text:p>
          </table:table-cell>
          <table:table-cell office:value-type="string" calcext:value-type="string">
            <text:p>322 kWh</text:p>
          </table:table-cell>
          <table:table-cell office:value-type="float" office:value="2096.92" calcext:value-type="float">
            <text:p>2096.92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146.78" calcext:value-type="float">
            <text:p>146.78</text:p>
          </table:table-cell>
          <table:table-cell office:value-type="float" office:value="22.61" calcext:value-type="float">
            <text:p>22.61</text:p>
          </table:table-cell>
          <table:table-cell office:value-type="string" calcext:value-type="string">
            <text:p>T-0</text:p>
          </table:table-cell>
          <table:table-cell office:value-type="float" office:value="2430.6" calcext:value-type="float">
            <text:p>2430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/>
          <table:table-cell office:value-type="float" office:value="85.55" calcext:value-type="float">
            <text:p>85.55</text:p>
          </table:table-cell>
          <table:table-cell office:value-type="string" calcext:value-type="string">
            <text:p>266 kWh</text:p>
          </table:table-cell>
          <table:table-cell office:value-type="float" office:value="1689.69" calcext:value-type="float">
            <text:p>1689.69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/>
          <table:table-cell office:value-type="float" office:value="18.53" calcext:value-type="float">
            <text:p>18.53</text:p>
          </table:table-cell>
          <table:table-cell office:value-type="string" calcext:value-type="string">
            <text:p>T-0</text:p>
          </table:table-cell>
          <table:table-cell office:value-type="float" office:value="1871.84" calcext:value-type="float">
            <text:p>1871.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string" calcext:value-type="string">
            <text:p>210 kWh</text:p>
          </table:table-cell>
          <table:table-cell office:value-type="float" office:value="1285.55" calcext:value-type="float">
            <text:p>1285.55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/>
          <table:table-cell office:value-type="float" office:value="14.49" calcext:value-type="float">
            <text:p>14.49</text:p>
          </table:table-cell>
          <table:table-cell office:value-type="string" calcext:value-type="string">
            <text:p>T-0</text:p>
          </table:table-cell>
          <table:table-cell office:value-type="float" office:value="1462.99" calcext:value-type="float">
            <text:p>1462.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string" calcext:value-type="string">
            <text:p>384 kWh</text:p>
          </table:table-cell>
          <table:table-cell office:value-type="float" office:value="2475.96" calcext:value-type="float">
            <text:p>2475.96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173.32" calcext:value-type="float">
            <text:p>173.32</text:p>
          </table:table-cell>
          <table:table-cell office:value-type="float" office:value="26.38" calcext:value-type="float">
            <text:p>26.38</text:p>
          </table:table-cell>
          <table:table-cell office:value-type="string" calcext:value-type="string">
            <text:p>T-0</text:p>
          </table:table-cell>
          <table:table-cell office:value-type="float" office:value="2837.93" calcext:value-type="float">
            <text:p>2837.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184.14" calcext:value-type="float">
            <text:p>184.14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443 kWh</text:p>
          </table:table-cell>
          <table:table-cell office:value-type="float" office:value="2851.18" calcext:value-type="float">
            <text:p>2851.18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199.58" calcext:value-type="float">
            <text:p>199.58</text:p>
          </table:table-cell>
          <table:table-cell office:value-type="float" office:value="30.14" calcext:value-type="float">
            <text:p>30.14</text:p>
          </table:table-cell>
          <table:table-cell office:value-type="string" calcext:value-type="string">
            <text:p>T-0</text:p>
          </table:table-cell>
          <table:table-cell office:value-type="float" office:value="3427.51" calcext:value-type="float">
            <text:p>3427.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203.43" calcext:value-type="float">
            <text:p>203.43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305 kWh</text:p>
          </table:table-cell>
          <table:table-cell office:value-type="float" office:value="1893.51" calcext:value-type="float">
            <text:p>1893.51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132.55" calcext:value-type="float">
            <text:p>132.55</text:p>
          </table:table-cell>
          <table:table-cell office:value-type="float" office:value="20.55" calcext:value-type="float">
            <text:p>20.55</text:p>
          </table:table-cell>
          <table:table-cell office:value-type="string" calcext:value-type="string">
            <text:p>T-0</text:p>
          </table:table-cell>
          <table:table-cell office:value-type="float" office:value="2411.83" calcext:value-type="float">
            <text:p>2411.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89.05" calcext:value-type="float">
            <text:p>89.05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305 kWh</text:p>
          </table:table-cell>
          <table:table-cell office:value-type="float" office:value="1886.14" calcext:value-type="float">
            <text:p>1886.14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132.03" calcext:value-type="float">
            <text:p>132.03</text:p>
          </table:table-cell>
          <table:table-cell office:value-type="float" office:value="20.47" calcext:value-type="float">
            <text:p>20.47</text:p>
          </table:table-cell>
          <table:table-cell office:value-type="string" calcext:value-type="string">
            <text:p>T-0</text:p>
          </table:table-cell>
          <table:table-cell office:value-type="float" office:value="2288.84" calcext:value-type="float">
            <text:p>2288.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5:51:44.025000000</meta:creation-date>
    <dc:date>2018-03-26T15:55:32.543000000</dc:date>
    <meta:editing-duration>PT3M49S</meta:editing-duration>
    <meta:editing-cycles>1</meta:editing-cycles>
    <meta:document-statistic meta:table-count="1" meta:cell-count="143" meta:object-count="0"/>
    <meta:generator>LibreOffice/5.3.4.2$Windows_x86 LibreOffice_project/f82d347ccc0be322489bf7da61d7e4ad13fe2ff3</meta:generator>
  </office:meta>
</office:document-meta>
</file>